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Cadre2" text:anchor-type="paragraph" svg:x="0cm" svg:y="0cm" svg:width="7.128cm" draw:z-index="0"><draw:text-box fo:min-height="5.226cm"><text:p text:style-name="P2"><office:annotation><dc:creator>Gauthier Bastien</dc:creator><dc:date>2011-01-13T14:56:41</dc:date><text:p text:style-name="P7"><text:span text:style-name="T6">do text</text:span></text:p><text:p text:style-name="P7"><text:span text:style-name="T6">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4"/></text:p>
      <text:p text:style-name="UrbanBody"/>
      <text:p text:style-name="UrbanBody"><office:annotation><dc:creator>Gauthier Bastien</dc:creator><dc:date>2011-02-16T16:12:24</dc:date><text:p text:style-name="P7"><text:span text:style-name="T8">do text if len(self.getApplicants()) &gt; 1</text:span></text:p></office:annotation><text:span text:style-name="T3">Demandeurs :</text:span> <text:text-input text:description="Demandeurs">self.getApplicantsSignaletic()</text:text-input></text:p>
      <text:p text:style-name="UrbanBody"><office:annotation><dc:creator>Gauthier Bastien</dc:creator><dc:date>2011-02-16T16:13:21</dc:date><text:p text:style-name="P7"><text:span text:style-name="T7">do text if not len(self.getApplicants()) &gt; 1</text:span></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text:span text:style-name="T8">do text if urbanEventObj.getDecision() == 'favorable'</text:span></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text:s/>octroy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text:span text:style-name="T7">do text if urbanEventObj.getDecision() == 'defavorable'</text:span></text:p></office:annotation></text:span><text:span text:style-name="T5">Nous avons l’honneur de porter à votre connaissance que le Gouvernement Wallon, a, en date du </text:span><text:span text:style-name="T5"><text:text-input text:description="Demandeurs">tool.formatDate(urbanEventObj.getDecisionDate())</text:text-input></text:span><text:span text:style-name="T5"><text:s/>refus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3798853511"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
      <text:p text:style-name="UrbanBody"><office:annotation><dc:creator>Gauthier Bastien</dc:creator><dc:date>2011-01-13T14:56:41</dc:date><text:p text:style-name="P7"><text:span text:style-name="T6">do text</text:span></text:p><text:p text:style-name="P7"><text:span text:style-name="T6">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5:58.036928684</dc:date>
    <dc:language>fr-FR</dc:language>
    <meta:editing-cycles>147</meta:editing-cycles>
    <meta:editing-duration>P2DT7H55M10S</meta:editing-duration>
    <meta:document-statistic meta:table-count="0" meta:image-count="0" meta:object-count="0" meta:page-count="2" meta:paragraph-count="23" meta:word-count="332" meta:character-count="2239" meta:non-whitespace-character-count="1962"/>
    <meta:user-defined meta:name="Info 1"/>
    <meta:user-defined meta:name="Info 2"/>
    <meta:user-defined meta:name="Info 3"/>
    <meta:user-defined meta:name="Info 4"/>
  </office:meta>
</office:document-meta>
</file>